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5822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GRID</text:span> <text:line-break/><text:span text:style-name="T2">HOME RUN</text:span></text:p>
          </draw:text-box>
        </draw:frame>
        <draw:frame draw:style-name="gr1" draw:text-style-name="P2" draw:layer="layout" svg:width="20.6cm" svg:height="11.627cm" svg:x="2.6cm" svg:y="4.8cm">
          <draw:text-box>
            <text:p><text:span text:style-name="T1">How</text:span>:</text:p>
            <text:p/>
            <text:p>1. It is going to be a fun event where you can form teams of two in any way you want . It is required that you should be at home (where you live).</text:p>
            <text:p/>
            <text:p><text:span text:style-name="T3">2. Questions will pop up on the ‘grid home run’ whatsapp group. answers are going to be in some kind of an audio message , selfie or a video message</text:span>. Answers should also be send in the same group.</text:p>
            <text:p/>
            <text:p>3.Each question will have some points associated with them the team with most point will be the winner.</text:p>
            <text:p/>
            <text:p>4.Make your teams fast last one standing will have to participate alone.</text:p>
            <text:p/>
            <text:p/>
          </draw:text-box>
        </draw:frame>
        <draw:frame draw:style-name="gr2" draw:text-style-name="P2" draw:layer="layout" svg:width="9.8cm" svg:height="1.673cm" svg:x="2.6cm" svg:y="3.527cm">
          <draw:text-box>
            <text:p><text:span text:style-name="T1">When</text:span>: 26/sep/2020 at 6pm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18:36:37.825556793</meta:creation-date>
    <dc:date>2020-09-25T12:45:10.820913639</dc:date>
    <meta:editing-duration>PT2H25M9S</meta:editing-duration>
    <meta:editing-cycles>8</meta:editing-cycles>
    <meta:generator>LibreOffice/6.0.7.3$Linux_X86_64 LibreOffice_project/00m0$Build-3</meta:generator>
    <meta:document-statistic meta:object-count="26"/>
  </office:meta>
</office:document-meta>
</file>